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10000018A5558C908DF7A0586.png" manifest:media-type="image/png"/>
  <manifest:file-entry manifest:full-path="Pictures/1000020100000412000002F90BFD0E868DD06AB1.png" manifest:media-type="image/png"/>
  <manifest:file-entry manifest:full-path="Pictures/100002010000040100000306971103F97D1C1205.png" manifest:media-type="image/png"/>
  <manifest:file-entry manifest:full-path="Pictures/10000201000003C8000003086F259C1FDB25F6A4.png" manifest:media-type="image/png"/>
  <manifest:file-entry manifest:full-path="Pictures/1000020100000406000002E90D599B1F388F075E.png" manifest:media-type="image/png"/>
  <manifest:file-entry manifest:full-path="Pictures/10000201000003D400000306B62A45B9E0407EBF.png" manifest:media-type="image/png"/>
  <manifest:file-entry manifest:full-path="Pictures/10000201000003DF000002E14E3545C6CE8F770A.png" manifest:media-type="image/png"/>
  <manifest:file-entry manifest:full-path="Pictures/10000201000003E30000030DA8B4EC4BA8994F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2ccf" officeooo:paragraph-rsid="001d2c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5 quiz</text:p>
      <text:p text:style-name="P1"/>
      <text:p text:style-name="P1"><draw:frame draw:style-name="fr2" draw:name="Image1" text:anchor-type="char" svg:x="0cm" svg:y="2.011cm" svg:width="17cm" svg:height="17.72cm" draw:z-index="0"><draw:image xlink:href="Pictures/10000201000003E30000030DA8B4EC4BA8994FC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2" text:anchor-type="char" svg:width="17cm" svg:height="19.031cm" draw:z-index="1"><draw:image xlink:href="Pictures/10000201000003D400000306B62A45B9E0407EB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3" text:anchor-type="char" svg:x="0cm" svg:y="0.635cm" svg:width="17cm" svg:height="21.267cm" draw:z-index="2"><draw:image xlink:href="Pictures/10000201000003DF000002E14E3545C6CE8F770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4" text:anchor-type="char" svg:x="0cm" svg:y="0.556cm" svg:width="17cm" svg:height="18.424cm" draw:z-index="3"><draw:image xlink:href="Pictures/1000020100000406000002E90D599B1F388F075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5" text:anchor-type="char" svg:x="-0.212cm" svg:y="1.085cm" svg:width="17cm" svg:height="20.941cm" draw:z-index="4"><draw:image xlink:href="Pictures/10000201000003C8000003086F259C1FDB25F6A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6" text:anchor-type="char" svg:x="0cm" svg:y="0.476cm" svg:width="17cm" svg:height="20.346cm" draw:z-index="5"><draw:image xlink:href="Pictures/100002010000040100000306971103F97D1C120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7" text:anchor-type="char" svg:x="-0.132cm" svg:y="1.032cm" svg:width="17cm" svg:height="20.514cm" draw:z-index="6"><draw:image xlink:href="Pictures/1000020100000412000002F90BFD0E868DD06AB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8" text:anchor-type="char" svg:width="17cm" svg:height="9.723cm" draw:z-index="7"><draw:image xlink:href="Pictures/10000201000004710000018A5558C908DF7A058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8:11:44.982192006</meta:creation-date>
    <dc:date>2022-04-20T18:15:25.312841225</dc:date>
    <meta:editing-duration>PT3M40S</meta:editing-duration>
    <meta:editing-cycles>1</meta:editing-cycles>
    <meta:document-statistic meta:table-count="0" meta:image-count="8" meta:object-count="0" meta:page-count="13" meta:paragraph-count="1" meta:word-count="3" meta:character-count="13" meta:non-whitespace-character-count="11"/>
    <meta:generator>LibreOffice/6.4.7.2$Linux_X86_64 LibreOffice_project/40$Build-2</meta:generator>
  </office:meta>
</office:document-meta>
</file>